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423cm" fo:margin-bottom="0.212cm"/>
    </style:style>
    <style:style style:name="P6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NewPSMT" style:font-name-asian="CourierNewPSMT" style:font-name-complex="CourierNewPSMT"/>
    </style:style>
    <style:style style:name="T6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" style:family="text">
      <style:text-properties style:font-name="Verdana" fo:font-size="10pt" style:font-name-asian="Verdana" style:font-size-asian="10pt" style:font-name-complex="Verdana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Borderlayout</text:h>
      <text:p text:style-name="Text_20_body_20_indent"><text:span text:style-name="T1">The layout component is a nested component. The parent component is </text:span><text:span text:style-name="Source_20_Text"><text:span text:style-name="T1">borderlayout</text:span></text:span><text:span text:style-name="T1">, and its </text:span>children components include <text:span text:style-name="T5">north</text:span>, <text:span text:style-name="T5">south</text:span>, <text:span text:style-name="T5">center</text:span>, <text:span text:style-name="T5">west</text:span>, and <text:span text:style-name="T5">east</text:span>. The combination of children <text:span text:style-name="T7">components of </text:span><text:span text:style-name="Source_20_Text"><text:span text:style-name="T8">borderlayout</text:span></text:span><text:span text:style-name="T6"> </text:span><text:span text:style-name="T7">is free.</text:span></text:p>
      <text:p text:style-name="P7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3" text:outline-level="4">Class Name</text:h>
      <text:p text:style-name="P9"><text:span text:style-name="Source_20_Text"><text:span text:style-name="T3">org.zkoss.zulex.Borderlayout</text:span></text:span></text:p>
      <text:h text:style-name="P4" text:outline-level="4">Supported Child Components</text:h>
      <text:p text:style-name="Text_20_body_20_indent_20_2"><text:a xlink:type="simple" xlink:href="../North.xml"><text:span text:style-name="Source_20_Text">North</text:span></text:a>, <text:a xlink:type="simple" xlink:href="../East.xml"><text:span text:style-name="Source_20_Text">East</text:span></text:a>, <text:a xlink:type="simple" xlink:href="../West.xml">West</text:a>, <text:a xlink:type="simple" xlink:href="../South.xml"><text:span text:style-name="Source_20_Text">South</text:span></text:a> , <text:a xlink:type="simple" xlink:href="../Center.xml"><text:span text:style-name="Source_20_Text">Center</text:span></text:a> </text:p>
      <text:h text:style-name="P4" text:outline-level="4">Supported Events</text:h>
      <text:p text:style-name="P6"><text:tab/> <text:span text:style-name="T2">*None</text:span></text:p>
      <text:h text:style-name="P8" text:outline-level="4">Properties</text:h>
      <text:p text:style-name="P5"><text:tab/><text:span text:style-name="T9">*None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Center()</text:span></text:p>
          </table:table-cell>
          <table:table-cell table:style-name="Table3.A2" office:value-type="string">
            <text:p text:style-name="Table_20_Contents">Returns <text:span text:style-name="Source_20_Text">center</text:span> component</text:p>
          </table:table-cell>
          <table:table-cell table:style-name="Table3.C2" office:value-type="string">
            <text:p text:style-name="Table_20_Contents"><text:span text:style-name="Source_20_Text"><text:span text:style-name="T4">Center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East()</text:span></text:p>
          </table:table-cell>
          <table:table-cell table:style-name="Table3.A2" office:value-type="string">
            <text:p text:style-name="Table_20_Contents">Returns <text:span text:style-name="Source_20_Text">east</text:span> component</text:p>
          </table:table-cell>
          <table:table-cell table:style-name="Table3.C2" office:value-type="string">
            <text:p text:style-name="Table_20_Contents"><text:span text:style-name="Source_20_Text">Ea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North()</text:span></text:p>
          </table:table-cell>
          <table:table-cell table:style-name="Table3.A2" office:value-type="string">
            <text:p text:style-name="Table_20_Contents">Returns <text:span text:style-name="Source_20_Text">north</text:span> component</text:p>
          </table:table-cell>
          <table:table-cell table:style-name="Table3.C2" office:value-type="string">
            <text:p text:style-name="Table_20_Contents"><text:span text:style-name="Source_20_Text">North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South()</text:span></text:p>
          </table:table-cell>
          <table:table-cell table:style-name="Table3.A2" office:value-type="string">
            <text:p text:style-name="Table_20_Contents">Returns <text:span text:style-name="Source_20_Text">south</text:span> component</text:p>
          </table:table-cell>
          <table:table-cell table:style-name="Table3.C2" office:value-type="string">
            <text:p text:style-name="Table_20_Contents"><text:span text:style-name="Source_20_Text">South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West()</text:span></text:p>
          </table:table-cell>
          <table:table-cell table:style-name="Table3.A2" office:value-type="string">
            <text:p text:style-name="Table_20_Contents">Returns <text:span text:style-name="Source_20_Text">west</text:span> componennt</text:p>
          </table:table-cell>
          <table:table-cell table:style-name="Table3.C2" office:value-type="string">
            <text:p text:style-name="Table_20_Contents"><text:span text:style-name="Source_20_Text">We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insertBefore(org.zkoss.zk.ui.Component child, org.zkoss.zk.ui.Component insertBefore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ext_20_body"><text:span text:style-name="Source_20_Text">resize()</text:span></text:p>
          </table:table-cell>
          <table:table-cell table:style-name="Table3.A2" office:value-type="string">
            <text:p text:style-name="Text_20_body">Re-size the layout component.</text:p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4" text:outline-level="4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5:13</dc:date>
    <dc:language>en-US</dc:language>
    <meta:editing-cycles>88</meta:editing-cycles>
    <meta:editing-duration>PT4H9M5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78" meta:word-count="236" meta:character-count="1889"/>
  </office:meta>
</office:document-meta>
</file>